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Contents_20_1">
      <style:paragraph-properties>
        <style:tab-stops>
          <style:tab-stop style:position="9.999cm"/>
        </style:tab-stops>
      </style:paragraph-properties>
    </style:style>
    <style:style style:name="P2" style:family="paragraph" style:parent-style-name="Contents_20_2">
      <style:paragraph-properties>
        <style:tab-stops>
          <style:tab-stop style:position="9.5cm"/>
        </style:tab-stops>
      </style:paragraph-properties>
    </style:style>
    <style:style style:name="P3" style:family="paragraph" style:parent-style-name="Text_20_body" style:list-style-name="List_20_2"/>
    <style:style style:name="P4" style:family="paragraph" style:parent-style-name="Heading_20_1">
      <style:paragraph-properties fo:break-before="page"/>
    </style:style>
    <style:style style:name="P5" style:family="paragraph" style:parent-style-name="Heading_20_1" style:master-page-name="Standard">
      <style:paragraph-properties style:page-number="1" fo:break-before="page"/>
    </style:style>
    <style:style style:name="P6" style:family="paragraph" style:parent-style-name="Title" style:master-page-name="First_20_Page">
      <style:paragraph-properties style:page-number="auto"/>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14.499cm" svg:width="17cm" style:rel-width="100%" svg:height="5.001cm" draw:z-index="0">
        <draw:text-box>
          <text:p text:style-name="Signature">Kurs:<text:tab/>D0016E, Digitalt projekt</text:p>
          <text:p text:style-name="Signature">Deltagare:<text:tab/>Jim Gunnarsson, di98jgu@gmail.com<text:line-break/><text:tab/>Viktor Stärn, viktor.starn@gmail.com</text:p>
          <text:p text:style-name="Signature">Källkod:<text:tab/>https://github.com/di98jgu/D0016E---Digitalt-projekt.git</text:p>
          <text:p text:style-name="Signature">Datum: <text:tab/></text:p>
        </draw:text-box>
      </draw:frame>
      <draw:frame draw:style-name="fr2" draw:name="Frame2" text:anchor-type="page" text:anchor-page-number="1" svg:x="15cm" svg:y="1.499cm" svg:width="4.001cm" svg:height="1cm" draw:z-index="1">
        <draw:text-box>
          <text:p text:style-name="School_20_tag">Luleå tekniska universitet </text:p>
          <text:p text:style-name="School_20_tag">Skellefteå</text:p>
        </draw:text-box>
      </draw:frame>
      <text:p text:style-name="P6">Projektrapport</text:p>
      <text:p text:style-name="Subtitle">Android applikation DicNix</text:p>
      <text:table-of-content text:style-name="Sect1" text:protected="true" text:name="Table of Contents1">
        <text:table-of-content-source text:outline-level="2">
          <text:index-title-template text:style-name="Heading_20_1">Innehåll</text:index-title-template>
          <text:table-of-content-entry-template text:outline-level="1" text:style-name="Contents_20_1">
            <text:index-entry-text text:style-name="Default"/>
            <text:index-entry-tab-stop style:type="left" style:position="9.999cm" style:leader-char=" "/>
            <text:index-entry-page-number text:style-name="Default"/>
          </text:table-of-content-entry-template>
          <text:table-of-content-entry-template text:outline-level="2" text:style-name="Contents_20_2">
            <text:index-entry-text text:style-name="Default"/>
            <text:index-entry-tab-stop style:type="left" style:position="9.5cm" style:leader-char=" "/>
            <text:index-entry-page-number text:style-name="Default"/>
          </text:table-of-content-entry-template>
          <text:table-of-content-entry-template text:outline-level="3" text:style-name="Contents_20_3"/>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 text:outline-level="1">Innehåll</text:h>
          </text:index-title>
          <text:p text:style-name="P1">Rubrik 1<text:tab/>1</text:p>
          <text:p text:style-name="P2">Rubrik 2 <text:tab/>1</text:p>
          <text:p text:style-name="P1">Bilaga A <text:line-break/>API Sense Smart City<text:tab/>2</text:p>
          <text:p text:style-name="P2">Referens<text:tab/>2</text:p>
          <text:p text:style-name="P1">Rubrik 3<text:tab/>6</text:p>
          <text:p text:style-name="P1">R 4<text:tab/>7</text:p>
          <text:p text:style-name="P1">dlfkj<text:tab/>8</text:p>
          <text:p text:style-name="P1">sldkj<text:tab/>9</text:p>
          <text:p text:style-name="P1">sldjf<text:tab/>10</text:p>
          <text:p text:style-name="P1">sldfj<text:tab/>11</text:p>
          <text:p text:style-name="P1">sldkfj<text:tab/>12</text:p>
          <text:p text:style-name="P1">sldfkj<text:tab/>13</text:p>
          <text:p text:style-name="P1">lsdkjf<text:tab/>14</text:p>
        </text:index-body>
      </text:table-of-content>
      <text:p text:style-name="Text_20_body"/>
      <text:h text:style-name="P5" text:outline-level="1">Rubrik 1</text:h>
      <text:p text:style-name="Text_20_body">Vanlig text 1 </text:p>
      <text:h text:style-name="Heading_20_2" text:outline-level="2">Rubrik 2 </text:h>
      <text:p text:style-name="Text_20_body">Vanlig text 1</text:p>
      <text:h text:style-name="Heading_20_3" text:outline-level="3"><text:bookmark-start text:name="__RefHeading__255_926143478"/>Rubrik 3<text:bookmark-end text:name="__RefHeading__255_926143478"/></text:h>
      <text:p text:style-name="Text_20_body">Vanlig text Vanlig text Vanlig text Vanlig text Vanlig text Vanlig text Vanlig text Vanlig text Vanlig text Vanlig text Vanlig text Vanlig text Vanlig text Vanlig text Vanlig text Vanlig text Vanlig text Vanlig text Vanlig text Vanlig text </text:p>
      <text:h text:style-name="Heading_20_3" text:outline-level="3">A small note</text:h>
      <text:h text:style-name="P4" text:outline-level="1">Bilaga A <text:line-break/>API Sense Smart City</text:h>
      <text:h text:style-name="Heading_20_2" text:outline-level="2">Dokumentation</text:h>
      <text:p text:style-name="Text_20_body">Fjärrdatabasens API är endast beskrivet med ett antal kod exempel i Python. Endast anropen är beskrivna. Respons från databasen är inte beskrivet. Som grund för skapa biblioteket SSC ställdes det här </text:p>
      <text:p text:style-name="Text_20_body">Refer</text:p>
      <text:list xml:id="list972217634" text:style-name="List_20_2">
        <text:list-item>
          <text:p text:style-name="P3">ListSensor.py</text:p>
        </text:list-item>
        <text:list-item>
          <text:p text:style-name="P3">RequestSensor.py</text:p>
        </text:list-item>
        <text:list-item>
          <text:p text:style-name="P3">AddSensor.py</text:p>
        </text:list-item>
        <text:list-item>
          <text:p text:style-name="P3">SubmitSnowPressureData.py</text:p>
        </text:list-item>
        <text:list-item>
          <text:p text:style-name="P3">ListSensor.java</text:p>
        </text:list-item>
      </text:list>
      <text:p text:style-name="Text_20_body">Brevkorrespondens med Thomas, ej återgiven.</text:p>
      <text:h text:style-name="Heading_20_2" text:outline-level="2">Anrop till fjärrdatabas</text:h>
      <text:p text:style-name="Text_20_body">Basadress till fjärrdatabasen:</text:p>
      <text:p text:style-name="Text_20_body"><text:span text:style-name="Strong_20_Emphasis">https://ip30.csse.tt.ltu.se/ssc/api/basic/</text:span></text:p>
      <text:p text:style-name="Text_20_body">Relativa adresser, som alltså följer efter basadressen:</text:p>
      <text:list xml:id="list593238776" text:continue-numbering="true" text:style-name="List_20_2">
        <text:list-item>
          <text:p text:style-name="P3"><text:span text:style-name="Strong_20_Emphasis">sensor/list:</text:span> Lista över alla sensorer, mätpunkter.</text:p>
        </text:list-item>
        <text:list-item>
          <text:p text:style-name="P3"><text:span text:style-name="Strong_20_Emphasis">snow_pressure/request:</text:span> All snödata</text:p>
        </text:list-item>
        <text:list-item>
          <text:p text:style-name="P3"><text:span text:style-name="Strong_20_Emphasis">geo_location/request:</text:span> Position</text:p>
        </text:list-item>
        <text:list-item>
          <text:p text:style-name="P3"><text:span text:style-name="Strong_20_Emphasis">free_text/request:</text:span> Allmän information, om sådan finns</text:p>
        </text:list-item>
        <text:list-item>
          <text:p text:style-name="P3"><text:span text:style-name="Strong_20_Emphasis">temperature/request:</text:span> Temperatur</text:p>
        </text:list-item>
      </text:list>
      <text:p text:style-name="Text_20_body">Av dessa är <text:span text:style-name="Strong_20_Emphasis">sensor/list</text:span> samt <text:span text:style-name="Strong_20_Emphasis">snow_pressure/request</text:span> de som är av intresse. De är också väldokumenterade vad gäller giltiga inparametrar. För att hämta information används SSL tillsammans med autentisering.</text:p>
      <text:p text:style-name="Text_20_body"><text:soft-page-break/>Data hämtas med GET och lämnas med POST, den relativa adressen skiljer sig åt. Här redovisas endast GET ty vi är endast intresserade av att hämta data. </text:p>
      <text:p text:style-name="Text_20_body"/>
      <text:p text:style-name="Text_20_body"/>
      <text:p text:style-name="Text_20_body">Parametrar för 'sensor/list' </text:p>
      <text:p text:style-name="Text_20_body">- sensors: JSON formaterad lista med sensor id. </text:p>
      <text:p text:style-name="Text_20_body">- public: Visar sensorer från alla 'yes' domäner eller endast vår 'no'. </text:p>
      <text:p text:style-name="Text_20_body">- format: Returnera data i form av 'json' eller 'xml'. </text:p>
      <text:p text:style-name="Text_20_body"/>
      <text:p text:style-name="Text_20_body">Samtliga parametrar är valfria. Utelämnas 'sensors' så fås en lista </text:p>
      <text:p text:style-name="Text_20_body">över samtliga sensorer. </text:p>
      <text:p text:style-name="Text_20_body"/>
      <text:p text:style-name="Text_20_body"/>
      <text:p text:style-name="Text_20_body">Parametrar för 'snow_pressure/request' </text:p>
      <text:p text:style-name="Text_20_body">- sensor: JSON formaterad lista med sensor id, 'serial'. </text:p>
      <text:p text:style-name="Text_20_body">- fields: JSON formaterad lista med data fält, kolumner, som önskas. </text:p>
      <text:p text:style-name="Text_20_body">- period: Tidsperiod, mätvärden för 'last-hour', 'last-day', </text:p>
      <text:p text:style-name="Text_20_body"><text:s text:c="3"/>'last-week', 'last-month' eller 'last-year' </text:p>
      <text:p text:style-name="Text_20_body">- start: Startpunkt för tidsperiod, (YYYY-MM-DD HH:MM:SS) </text:p>
      <text:p text:style-name="Text_20_body">- end: Slutpunkt för tidsperiod, (YYYY-MM-DD HH:MM:SS) </text:p>
      <text:p text:style-name="Text_20_body">- limit: Begränsa resultat till så här många poster. </text:p>
      <text:p text:style-name="Text_20_body">- offset: Returnera poster från och med den här positionen. </text:p>
      <text:p text:style-name="Text_20_body">- sort: Sortering av rader 'desc' eller 'asc'. </text:p>
      <text:p text:style-name="Text_20_body"/>
      <text:p text:style-name="Text_20_body">Med undantag av sensor så är samtliga parametrar valfria. En </text:p>
      <text:p text:style-name="Text_20_body">tidsperiod kan anges på två sätt under vilken vi har ett okänt antal </text:p>
      <text:p text:style-name="Text_20_body">utförda mätningar. Vad som händer om vi blandar 'period', 'start' och </text:p>
      <text:p text:style-name="Text_20_body">'end' är ej dokumenterat. </text:p>
      <text:p text:style-name="Text_20_body"/>
      <text:p text:style-name="Text_20_body"/>
      <text:p text:style-name="Text_20_body"/>
      <text:p text:style-name="Text_20_body">SVAR FRÅN FJÄRDATABASEN </text:p>
      <text:p text:style-name="Text_20_body"/>
      <text:p text:style-name="Text_20_body">Svar från databasen är mindre väl dokumenterat. </text:p>
      <text:p text:style-name="Text_20_body"/>
      <text:p text:style-name="Text_20_body"/>
      <text:p text:style-name="Text_20_body">Resultat för 'sensor/list' </text:p>
      <text:p text:style-name="Text_20_body">För 'sensor/list' kan vi får resultat i form av XML eller JSON. </text:p>
      <text:p text:style-name="Text_20_body"/>
      <text:p text:style-name="Text_20_body">I JSON så fås följande resultat: </text:p>
      <text:p text:style-name="Text_20_body"><text:soft-page-break/>{"response":[{},{},{"serial":"SKE-472478","name":"LTU kontor","location":"","latitude":"64.7443","longitude":"20.9558","type_name":"SnowPressure","deployed_state":"DEPLOYED","visibility":"0","info":"","domain":"ThomasDomain","created":"2013-02-20 15:06:54","updated":"2013-02-21 09:01:40"},{}]} </text:p>
      <text:p text:style-name="Text_20_body"/>
      <text:p text:style-name="Text_20_body">Vi har alltså för varje sensor följande information: </text:p>
      <text:p text:style-name="Text_20_body">- serial: Detta är unikt id för sensorn, motsvars av 'sensor' ovan. </text:p>
      <text:p text:style-name="Text_20_body">- name: Ett mer läsbart namn för oss människor, max 50 tecken. </text:p>
      <text:p text:style-name="Text_20_body">- location: Kort platsbeskrivning, max 128 tecken. </text:p>
      <text:p text:style-name="Text_20_body">- latitude: I grader, decimalt. </text:p>
      <text:p text:style-name="Text_20_body">- longitude: I grader, decimalt. </text:p>
      <text:p text:style-name="Text_20_body">- type_name: Typ av sensor, 'FreeText', 'Temperature', 'Motion', <text:s/></text:p>
      <text:p text:style-name="Text_20_body"><text:s text:c="13"/>'GeoLocation', SnowPressure. Bör i vårt fall endast vara </text:p>
      <text:p text:style-name="Text_20_body"><text:s text:c="13"/>'SnowPressure'. </text:p>
      <text:p text:style-name="Text_20_body">- deployed_state: Status kan vara 'DEPLOYED' eller 'NOT_DEPLOYED'. </text:p>
      <text:p text:style-name="Text_20_body">- visibility: Synlig för andra domänanvändare '1' eller inte '0'. </text:p>
      <text:p text:style-name="Text_20_body">- info: Beskrivning av sensorn, max 255 tecken. </text:p>
      <text:p text:style-name="Text_20_body">- domain: Domän som sensorn tillhör. </text:p>
      <text:p text:style-name="Text_20_body">- created: Registreringsdatum (YYYY-MM-DD HH:MM:SS) </text:p>
      <text:p text:style-name="Text_20_body">- updated: Senast uppdaterad (YYYY-MM-DD HH:MM:SS) </text:p>
      <text:p text:style-name="Text_20_body"/>
      <text:p text:style-name="Text_20_body">Alla värden oavsett typ anges som strängar, saknas värde är strängen </text:p>
      <text:p text:style-name="Text_20_body">tom. Nycklar anges alltid med germaner. </text:p>
      <text:p text:style-name="Text_20_body"/>
      <text:p text:style-name="Text_20_body"/>
      <text:p text:style-name="Text_20_body">Resultat för 'snow_pressure/request' </text:p>
      <text:p text:style-name="Text_20_body">För 'snow_pressure/request' så är resultatet alltid i JSON. Anges </text:p>
      <text:p text:style-name="Text_20_body">endast 'sensor' så fås fälten 'data_time', 'weight', 'depth'. Det </text:p>
      <text:p text:style-name="Text_20_body">framgår inte inte hur många mättillfällen som fås tillbaka, det är </text:p>
      <text:p text:style-name="Text_20_body">fler det senaste. Det är därför klokt att sätta en lämplig period. </text:p>
      <text:p text:style-name="Text_20_body"/>
      <text:p text:style-name="Text_20_body">Med fälten 'field' satta till 'shoveld', 'weight', 'depth', 'temperature', 'humidity', 'data_time' och 'info' fås följande: </text:p>
      <text:p text:style-name="Text_20_body">{"response":{"12345":[{"info":null,"shoveld":"1","weight":"1100","depth":"488","temperature":"-1","humidity":"83","data_time":"2013-02-06 15:21:38"},{"info":"Ett test","shoveld":"1","weight":"12","depth":"23","temperature":"-7","humidity":"80","data_time":"2013-02-19 17:36:53"}],"SKE-472478":[]}} </text:p>
      <text:p text:style-name="Text_20_body"/>
      <text:p text:style-name="Text_20_body">Vi har alltså: </text:p>
      <text:p text:style-name="Text_20_body">- 12345: Detta är unikt id för sensorn. </text:p>
      <text:p text:style-name="Text_20_body">- info: Beskrivning av aktuell registrering, max 100 tecken. </text:p>
      <text:p text:style-name="Text_20_body"><text:soft-page-break/>- shoveld: Ange om platsen gjorts ren på snö '1' eller inte '0'. </text:p>
      <text:p text:style-name="Text_20_body">- weight: Snövikt i gram. </text:p>
      <text:p text:style-name="Text_20_body">- depth: Snödjup i centimeter. </text:p>
      <text:p text:style-name="Text_20_body">- temperature: Temperatur i grader celcius. </text:p>
      <text:p text:style-name="Text_20_body">- humidity: Relativ fuktighet RH i procent. </text:p>
      <text:p text:style-name="Text_20_body">- data_time: Registrering av mätdata (YYYY-MM-DD HH:MM:SS) </text:p>
      <text:p text:style-name="Text_20_body"/>
      <text:p text:style-name="Text_20_body">Notera att vi här har null för info fältet! Som tidigare så är </text:p>
      <text:p text:style-name="Text_20_body">samtliga nycklar germaner. </text:p>
      <text:p text:style-name="Text_20_body"/>
      <text:p text:style-name="Text_20_body"/>
      <text:p text:style-name="Text_20_body"/>
      <text:p text:style-name="Text_20_body">DATAFORMAT </text:p>
      <text:p text:style-name="Text_20_body"/>
      <text:p text:style-name="Text_20_body">Nycklar ska alltid anges i germaner. Värden är undantagslöst strängar. </text:p>
      <text:p text:style-name="Text_20_body">Saknas värden så anges detta som en tom sträng. Från databasen kan </text:p>
      <text:p text:style-name="Text_20_body">null värden förekomma. </text:p>
      <text:p text:style-name="Text_20_body"/>
      <text:p text:style-name="Text_20_body">Tid är undantagslöst angivet i formatet 'YYYY-MM-DD HH:MM:SS'. Kan </text:p>
      <text:p text:style-name="Text_20_body">därför lätt läsa av med reguljära uttryck. </text:p>
      <text:p text:style-name="Text_20_body"/>
      <text:p text:style-name="Text_20_body">Med undantag för position så är tal angivarna som heltal. Position </text:p>
      <text:p text:style-name="Text_20_body">är angiven i grader med decimal precision, minst 4 siffror. </text:p>
      <text:p text:style-name="Text_20_body">Temperatur anges med tecken i hela grader, '-7'. </text:p>
      <text:p text:style-name="Text_20_body"/>
      <text:p text:style-name="Text_20_body">Boolean är '0' för falskt och '1' för sant. </text:p>
      <text:p text:style-name="Text_20_body"/>
      <text:p text:style-name="Text_20_body">Rubrik 3</text:p>
      <text:p text:style-name="Text_20_body">R 4</text:p>
      <text:h text:style-name="Heading_20_1" text:outline-level="1">dlfkj</text:h>
      <text:h text:style-name="Heading_20_1" text:outline-level="1">sldkj</text:h>
      <text:h text:style-name="Heading_20_1" text:outline-level="1">sldjf</text:h>
      <text:h text:style-name="Heading_20_1" text:outline-level="1">sldfj</text:h>
      <text:h text:style-name="Heading_20_1" text:outline-level="1">sldkfj</text:h>
      <text:h text:style-name="Heading_20_1" text:outline-level="1">sldfkj</text:h>
      <text:h text:style-name="Heading_20_1" text:outline-level="1">lsdkjf</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master-page-name="">
      <style:paragraph-properties fo:margin-top="0cm" fo:margin-bottom="0cm"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fo:orphans="3" fo:widows="3" style:page-number="auto" fo:background-color="transparent" style:shadow="none">
        <style:tab-stops/>
        <style:background-image/>
      </style:paragraph-properties>
      <style:text-properties fo:color="#000000" style:font-name="Linux Libertine G"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fo:color="#174567"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cm" fo:margin-right="0cm" fo:margin-top="0.499cm" fo:margin-bottom="2.499cm"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100%" fo:margin-left="0cm" fo:margin-right="0cm" fo:margin-top="1.499cm" fo:margin-bottom="0.199cm" fo:text-indent="0cm" style:auto-text-indent="false" style:page-number="auto"/>
      <style:text-properties fo:color="#174567"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class="text" style:master-page-name="">
      <style:paragraph-properties fo:margin="100%" fo:margin-left="0cm" fo:margin-right="0cm" fo:margin-top="1cm" fo:margin-bottom="0.101cm" fo:text-indent="0cm" style:auto-text-indent="false" style:page-number="auto"/>
      <style:text-properties fo:color="#174567"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7cm" fo:margin-bottom="0.101cm"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class="chapter" style:master-page-name="">
      <style:paragraph-properties fo:margin-top="10.7cm" fo:margin-bottom="0.499cm"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100%" fo:margin-left="0.199cm" fo:margin-right="0cm" fo:margin-top="0cm" fo:margin-bottom="0.199cm"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100%" fo:margin-left="0.499cm" fo:margin-right="0cm" fo:margin-top="0cm" fo:margin-bottom="0cm" fo:text-indent="-0.499cm" style:auto-text-indent="false" style:page-number="auto" text:number-lines="false" text:line-number="0"/>
      <style:text-properties fo:color="#000000" style:font-name="Linux Libertine G1" fo:font-size="11pt" fo:font-style="italic" style:font-size-asian="10pt" style:font-size-complex="10pt"/>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100%" fo:margin-left="0cm" fo:margin-right="0cm" fo:margin-top="0.4cm" fo:margin-bottom="0.101cm"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font-size="50%" fo:font-weight="normal"/>
    </style:style>
    <style:style style:name="Numbering_20_Symbols" style:display-name="Numbering Symbols" style:family="text"/>
    <style:style style:name="Code_20_character" style:display-name="Code character" style:family="text">
      <style:text-properties fo:color="#000000" style:font-name="Luxi Mono" fo:font-size="9pt" fo:language="en" fo:country="GB"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style style:name="Footnote_20_Symbol" style:display-name="Footnote Symbol" style:family="text">
      <style:text-properties fo:color="#000000" style:font-size-asian="10.5pt"/>
    </style:style>
    <style:style style:name="Footnote_20_anchor" style:display-name="Footnote anchor" style:family="text">
      <style:text-properties fo:color="#000000" style:text-position="super 58%" fo:font-style="italic"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ndnote_20_anchor" style:display-name="Endnote anchor" style:family="text">
      <style:text-properties fo:color="#000000" style:text-position="super 60%" style:font-name="Linux Libertine G2" fo:font-style="italic" fo:font-weight="bold" style:font-size-asian="10.5pt"/>
    </style:style>
    <style:style style:name="Endnote_20_Symbol" style:display-name="Endnote Symbol" style:family="text">
      <style:text-properties fo:color="#000000" style:font-name="Linux Libertine G1" fo:font-size="11pt" fo:font-style="italic" style:font-size-asian="10.5pt"/>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499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1"/>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1"/>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1"/>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1"/>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1"/>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1"/>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1"/>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1"/>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1"/>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3cm"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0016E, Digitalt projekt</text:p>
      </style:header>
      <style:footer>
        <text:p text:style-name="Footer">Jim Gunnarsson och Viktor Stärn<text:tab/><text:tab/><text:page-number style:num-format="1" text:select-page="current" text:page-adjust="-2">10</text:page-number><text:page-number text:select-page="current">12</text:page-number></text:p>
      </style:footer>
    </style:master-page>
    <style:master-page style:name="First_20_Page" style:display-name="First Page" style:page-layout-name="Mpm2" style:next-style-name="Content"/>
    <style:master-page style:name="Conte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2:09:46</meta:creation-date>
    <meta:editing-duration>PT13M30S</meta:editing-duration>
    <meta:editing-cycles>3</meta:editing-cycles>
    <meta:generator>LibreOffice/3.5$Linux_x86 LibreOffice_project/7e68ba2-a744ebf-1f241b7-c506db1-7d53735</meta:generator>
    <meta:initial-creator>Jim Gunnarsson</meta:initial-creator>
    <dc:date>2013-03-14T12:44:24</dc:date>
    <dc:creator>Jim Gunnarsson</dc:creator>
    <meta:document-statistic meta:table-count="0" meta:image-count="0" meta:object-count="0" meta:page-count="14" meta:paragraph-count="132" meta:word-count="823" meta:character-count="6061" meta:non-whitespace-character-count="5267"/>
  </office:meta>
</office:document-meta>
</file>